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f413d" draw:fill="solid" draw:fill-color="#fedcc6" draw:textarea-horizontal-align="justify" draw:textarea-vertical-align="middle" draw:auto-grow-height="false" fo:min-height="2.163cm" fo:min-width="4.961cm"/>
    </style:style>
    <style:style style:name="gr2" style:family="graphic" style:parent-style-name="standard">
      <style:graphic-properties svg:stroke-color="#ef413d" draw:fill="solid" draw:fill-color="#fedcc6" draw:textarea-horizontal-align="justify" draw:textarea-vertical-align="middle" draw:auto-grow-height="false" fo:min-height="2.163cm" fo:min-width="6.866cm"/>
    </style:style>
    <style:style style:name="gr3" style:family="graphic" style:parent-style-name="objectwithoutfill">
      <style:graphic-properties svg:stroke-color="#f58220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ef413d" fo:font-weight="bold" style:font-weight-asian="bold" style:font-weight-complex="bold"/>
    </style:style>
    <style:style style:name="P2" style:family="paragraph">
      <loext:graphic-properties draw:fill="solid" draw:fill-color="#fedcc6"/>
      <style:paragraph-properties fo:text-align="center"/>
      <style:text-properties fo:color="#ef413d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ef413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61cm" svg:height="2.413cm" svg:x="1cm" svg:y="6.461cm">
          <text:p text:style-name="P1"><text:span text:style-name="T1">What to </text:span><text:span text:style-name="T1">do</text:span></text:p>
          <text:p text:style-name="P1"><text:span text:style-name="T1">as a </text:span><text:span text:style-name="T1">go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61cm" svg:height="2.413cm" svg:x="7.858cm" svg:y="6.334cm">
          <text:p text:style-name="P1"><text:span text:style-name="T1">Random </text:span></text:p>
          <text:p text:style-name="P1"><text:span text:style-name="T1">Behavi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461cm" svg:height="2.413cm" svg:x="7.858cm" svg:y="6.334cm">
          <text:p text:style-name="P1"><text:span text:style-name="T1">Random </text:span></text:p>
          <text:p text:style-name="P1"><text:span text:style-name="T1">Behavi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461cm" svg:height="2.413cm" svg:x="14.462cm" svg:y="6.334cm">
          <text:p text:style-name="P1"><text:span text:style-name="T1">Self model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366cm" svg:height="2.413cm" svg:x="13.065cm" svg:y="11.287cm">
          <text:p text:style-name="P1"><text:span text:style-name="T1">Achieving the goal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6.461cm" svg:y1="7.667cm" svg:x2="7.858cm" svg:y2="7.54cm" draw:start-shape="id1" draw:start-glue-point="1" draw:end-shape="id2" draw:end-glue-point="3" svg:d="M6461 7667c1047 0 349-127 1397-127" svg:viewBox="0 0 1398 128">
          <text:p/>
        </draw:connector>
        <draw:connector draw:style-name="gr3" draw:text-style-name="P3" draw:layer="layout" draw:type="curve" svg:x1="13.319cm" svg:y1="7.54cm" svg:x2="14.462cm" svg:y2="7.54cm" draw:start-shape="id2" draw:start-glue-point="1" draw:end-shape="id3" draw:end-glue-point="3" svg:d="M13319 7540h1143" svg:viewBox="0 0 1144 1">
          <text:p/>
        </draw:connector>
        <draw:connector draw:style-name="gr3" draw:text-style-name="P3" draw:layer="layout" draw:type="curve" svg:x1="19.923cm" svg:y1="7.54cm" svg:x2="13.065cm" svg:y2="12.493cm" draw:start-shape="id3" draw:start-glue-point="1" draw:end-shape="id4" draw:end-glue-point="3" svg:d="M19923 7540c750 0 501 2476-3429 2476-3929 0-4180 2477-3429 2477" svg:viewBox="0 0 7532 49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012cm" fo:page-height="30.78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6T14:20:53.082758769</meta:creation-date>
    <dc:date>2020-06-16T14:29:39.256434652</dc:date>
    <meta:editing-duration>PT8M47S</meta:editing-duration>
    <meta:editing-cycles>4</meta:editing-cycles>
    <meta:generator>LibreOffice/6.0.7.3$Linux_X86_64 LibreOffice_project/00m0$Build-3</meta:generator>
    <meta:document-statistic meta:object-count="8"/>
  </office:meta>
</office:document-meta>
</file>